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…&amp; Then You Die, That’s Why We Get High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8:20:01.29974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6-20T14:10:20.245098178</dc:date>
    <meta:editing-duration>P18DT18H20M48S</meta:editing-duration>
    <meta:editing-cycles>374</meta:editing-cycles>
    <meta:generator>LibreOffice/6.4.7.2$Linux_X86_64 LibreOffice_project/40$Build-2</meta:generator>
    <meta:document-statistic meta:table-count="2" meta:cell-count="223" meta:object-count="0"/>
  </office:meta>
</office:document-meta>
</file>